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876" officeooo:paragraph-rsid="00160876"/>
    </style:style>
    <style:style style:name="P2" style:family="paragraph" style:parent-style-name="Standard">
      <style:text-properties officeooo:rsid="00160876" officeooo:paragraph-rsid="001a248d"/>
    </style:style>
    <style:style style:name="P3" style:family="paragraph" style:parent-style-name="Standard">
      <style:text-properties officeooo:rsid="0028c6f5" officeooo:paragraph-rsid="002b7dd9"/>
    </style:style>
    <style:style style:name="P4" style:family="paragraph" style:parent-style-name="Standard">
      <style:text-properties officeooo:rsid="002fd965" officeooo:paragraph-rsid="004b4898"/>
    </style:style>
    <style:style style:name="P5" style:family="paragraph" style:parent-style-name="Standard">
      <style:text-properties officeooo:rsid="0030e0b3" officeooo:paragraph-rsid="00358e3b"/>
    </style:style>
    <style:style style:name="P6" style:family="paragraph" style:parent-style-name="Standard">
      <style:text-properties officeooo:rsid="00673559" officeooo:paragraph-rsid="006b7668"/>
    </style:style>
    <style:style style:name="P7" style:family="paragraph" style:parent-style-name="Standard">
      <style:text-properties officeooo:rsid="007193bc" officeooo:paragraph-rsid="007193bc"/>
    </style:style>
    <style:style style:name="P8" style:family="paragraph" style:parent-style-name="Standard">
      <style:text-properties officeooo:rsid="00816adf" officeooo:paragraph-rsid="00816adf"/>
    </style:style>
    <style:style style:name="P9" style:family="paragraph" style:parent-style-name="Standard">
      <style:text-properties officeooo:rsid="00aa7706" officeooo:paragraph-rsid="00aa7706"/>
    </style:style>
    <style:style style:name="P10" style:family="paragraph" style:parent-style-name="Standard" style:list-style-name="L1">
      <style:text-properties officeooo:paragraph-rsid="0099eca6"/>
    </style:style>
    <style:style style:name="P11" style:family="paragraph" style:parent-style-name="Standard" style:list-style-name="L1">
      <style:text-properties officeooo:rsid="0029dfb3" officeooo:paragraph-rsid="0029dfb3"/>
    </style:style>
    <style:style style:name="P12" style:family="paragraph" style:parent-style-name="Standard" style:list-style-name="L1">
      <style:text-properties officeooo:rsid="00160876" officeooo:paragraph-rsid="001b02fd"/>
    </style:style>
    <style:style style:name="P13" style:family="paragraph" style:parent-style-name="Standard" style:list-style-name="L1">
      <style:text-properties officeooo:rsid="001b02fd" officeooo:paragraph-rsid="001b02fd"/>
    </style:style>
    <style:style style:name="P14" style:family="paragraph" style:parent-style-name="Standard" style:list-style-name="L1">
      <style:text-properties officeooo:rsid="0028c6f5" officeooo:paragraph-rsid="002b7dd9"/>
    </style:style>
    <style:style style:name="P15" style:family="paragraph" style:parent-style-name="Standard" style:list-style-name="L1">
      <style:text-properties officeooo:rsid="0028c6f5" officeooo:paragraph-rsid="00484cd4"/>
    </style:style>
    <style:style style:name="P16" style:family="paragraph" style:parent-style-name="Standard" style:list-style-name="L1">
      <style:text-properties officeooo:rsid="002b7dd9" officeooo:paragraph-rsid="00484cd4"/>
    </style:style>
    <style:style style:name="P17" style:family="paragraph" style:parent-style-name="Standard" style:list-style-name="L1">
      <style:text-properties officeooo:rsid="00358e3b" officeooo:paragraph-rsid="00358e3b"/>
    </style:style>
    <style:style style:name="P18" style:family="paragraph" style:parent-style-name="Standard" style:list-style-name="L1">
      <style:text-properties officeooo:rsid="002fd965" officeooo:paragraph-rsid="004b4898"/>
    </style:style>
    <style:style style:name="P19" style:family="paragraph" style:parent-style-name="Standard" style:list-style-name="L1">
      <style:text-properties officeooo:rsid="002fd965" officeooo:paragraph-rsid="0055af82"/>
    </style:style>
    <style:style style:name="P20" style:family="paragraph" style:parent-style-name="Standard" style:list-style-name="L1">
      <style:text-properties officeooo:rsid="008c79fb" officeooo:paragraph-rsid="008c79fb"/>
    </style:style>
    <style:style style:name="P21" style:family="paragraph" style:parent-style-name="Standard" style:list-style-name="L1">
      <style:text-properties officeooo:rsid="00343ad1" officeooo:paragraph-rsid="004b4898"/>
    </style:style>
    <style:style style:name="P22" style:family="paragraph" style:parent-style-name="Standard" style:list-style-name="L1">
      <style:text-properties officeooo:rsid="0035172b" officeooo:paragraph-rsid="004b4898"/>
    </style:style>
    <style:style style:name="P23" style:family="paragraph" style:parent-style-name="Standard" style:list-style-name="L1">
      <style:text-properties officeooo:rsid="001ed463" officeooo:paragraph-rsid="001ed463"/>
    </style:style>
    <style:style style:name="P24" style:family="paragraph" style:parent-style-name="Standard" style:list-style-name="L1">
      <style:text-properties officeooo:rsid="0040a9c4" officeooo:paragraph-rsid="0040a9c4"/>
    </style:style>
    <style:style style:name="P25" style:family="paragraph" style:parent-style-name="Standard" style:list-style-name="L1">
      <style:text-properties officeooo:rsid="0020b1b4" officeooo:paragraph-rsid="0020b1b4"/>
    </style:style>
    <style:style style:name="P26" style:family="paragraph" style:parent-style-name="Standard" style:list-style-name="L1">
      <style:text-properties officeooo:rsid="004dbcee" officeooo:paragraph-rsid="004dbcee"/>
    </style:style>
    <style:style style:name="P27" style:family="paragraph" style:parent-style-name="Standard" style:list-style-name="L1">
      <style:text-properties officeooo:rsid="00239505" officeooo:paragraph-rsid="00239505"/>
    </style:style>
    <style:style style:name="P28" style:family="paragraph" style:parent-style-name="Standard" style:list-style-name="L1">
      <style:text-properties officeooo:rsid="004dc3c8" officeooo:paragraph-rsid="004dc3c8"/>
    </style:style>
    <style:style style:name="P29" style:family="paragraph" style:parent-style-name="Standard" style:list-style-name="L1">
      <style:text-properties officeooo:rsid="004e411e" officeooo:paragraph-rsid="004e411e"/>
    </style:style>
    <style:style style:name="P30" style:family="paragraph" style:parent-style-name="Standard" style:list-style-name="L1">
      <style:text-properties officeooo:rsid="008c8f7d" officeooo:paragraph-rsid="008c8f7d"/>
    </style:style>
    <style:style style:name="P31" style:family="paragraph" style:parent-style-name="Standard" style:list-style-name="L1">
      <style:text-properties officeooo:rsid="00260520" officeooo:paragraph-rsid="00260520"/>
    </style:style>
    <style:style style:name="P32" style:family="paragraph" style:parent-style-name="Standard" style:list-style-name="L1">
      <style:text-properties officeooo:rsid="008f670e" officeooo:paragraph-rsid="008f670e"/>
    </style:style>
    <style:style style:name="P33" style:family="paragraph" style:parent-style-name="Standard" style:list-style-name="L1">
      <style:text-properties officeooo:rsid="0090d333" officeooo:paragraph-rsid="0090d333"/>
    </style:style>
    <style:style style:name="P34" style:family="paragraph" style:parent-style-name="Standard" style:list-style-name="L1">
      <style:text-properties officeooo:rsid="003b9538" officeooo:paragraph-rsid="003b9538"/>
    </style:style>
    <style:style style:name="P35" style:family="paragraph" style:parent-style-name="Standard" style:list-style-name="L1">
      <style:text-properties officeooo:rsid="003b9538" officeooo:paragraph-rsid="0094c252"/>
    </style:style>
    <style:style style:name="P36" style:family="paragraph" style:parent-style-name="Standard" style:list-style-name="L1">
      <style:text-properties officeooo:rsid="00aa7706" officeooo:paragraph-rsid="00aa7706"/>
    </style:style>
    <style:style style:name="P37" style:family="paragraph" style:parent-style-name="Standard" style:list-style-name="L1">
      <style:text-properties officeooo:rsid="00adf5ed" officeooo:paragraph-rsid="00adf5ed"/>
    </style:style>
    <style:style style:name="P38" style:family="paragraph" style:parent-style-name="Standard" style:list-style-name="L1">
      <style:text-properties officeooo:rsid="003c2a4f" officeooo:paragraph-rsid="003c2a4f"/>
    </style:style>
    <style:style style:name="P39" style:family="paragraph" style:parent-style-name="Standard" style:list-style-name="L1">
      <style:text-properties officeooo:rsid="003dec65" officeooo:paragraph-rsid="006ccc7d"/>
    </style:style>
    <style:style style:name="P40" style:family="paragraph" style:parent-style-name="Standard" style:list-style-name="L1">
      <style:text-properties officeooo:rsid="003dec65" officeooo:paragraph-rsid="003dec65"/>
    </style:style>
    <style:style style:name="P41" style:family="paragraph" style:parent-style-name="Standard" style:list-style-name="L1">
      <style:text-properties officeooo:rsid="006ccc7d" officeooo:paragraph-rsid="006ccc7d"/>
    </style:style>
    <style:style style:name="P42" style:family="paragraph" style:parent-style-name="Standard" style:list-style-name="L1">
      <style:text-properties officeooo:rsid="006e41b9" officeooo:paragraph-rsid="006e41b9"/>
    </style:style>
    <style:style style:name="P43" style:family="paragraph" style:parent-style-name="Standard" style:list-style-name="L1">
      <style:text-properties officeooo:rsid="007007a6" officeooo:paragraph-rsid="007007a6"/>
    </style:style>
    <style:style style:name="P44" style:family="paragraph" style:parent-style-name="Standard" style:list-style-name="L1">
      <style:text-properties officeooo:rsid="007007a6" officeooo:paragraph-rsid="007600f1"/>
    </style:style>
    <style:style style:name="P45" style:family="paragraph" style:parent-style-name="Standard" style:list-style-name="L1">
      <style:text-properties officeooo:rsid="009e07e9" officeooo:paragraph-rsid="009e07e9"/>
    </style:style>
    <style:style style:name="P46" style:family="paragraph" style:parent-style-name="Standard" style:list-style-name="L1">
      <style:text-properties officeooo:rsid="006b7668" officeooo:paragraph-rsid="006b7668"/>
    </style:style>
    <style:style style:name="P47" style:family="paragraph" style:parent-style-name="Standard" style:list-style-name="L1">
      <style:text-properties officeooo:rsid="006b7c1b" officeooo:paragraph-rsid="006b7c1b"/>
    </style:style>
    <style:style style:name="P48" style:family="paragraph" style:parent-style-name="Standard" style:list-style-name="L1">
      <style:text-properties officeooo:rsid="00673559" officeooo:paragraph-rsid="006b7668"/>
    </style:style>
    <style:style style:name="P49" style:family="paragraph" style:parent-style-name="Standard" style:list-style-name="L1">
      <style:text-properties officeooo:rsid="007193bc" officeooo:paragraph-rsid="007193bc"/>
    </style:style>
    <style:style style:name="P50" style:family="paragraph" style:parent-style-name="Standard" style:list-style-name="L1">
      <style:text-properties officeooo:rsid="007600f1" officeooo:paragraph-rsid="007600f1"/>
    </style:style>
    <style:style style:name="P51" style:family="paragraph" style:parent-style-name="Standard" style:list-style-name="L1">
      <style:text-properties officeooo:rsid="007124f9" officeooo:paragraph-rsid="007124f9"/>
    </style:style>
    <style:style style:name="P52" style:family="paragraph" style:parent-style-name="Standard" style:list-style-name="L1">
      <style:text-properties officeooo:rsid="00a82d3f" officeooo:paragraph-rsid="00a82d3f"/>
    </style:style>
    <style:style style:name="P53" style:family="paragraph" style:parent-style-name="Standard">
      <style:text-properties officeooo:rsid="00c79cf6" officeooo:paragraph-rsid="00c79cf6"/>
    </style:style>
    <style:style style:name="T1" style:family="text">
      <style:text-properties officeooo:rsid="0029dfb3"/>
    </style:style>
    <style:style style:name="T2" style:family="text">
      <style:text-properties officeooo:rsid="002ab782"/>
    </style:style>
    <style:style style:name="T3" style:family="text">
      <style:text-properties officeooo:rsid="002b7dd9"/>
    </style:style>
    <style:style style:name="T4" style:family="text">
      <style:text-properties officeooo:rsid="002d0484"/>
    </style:style>
    <style:style style:name="T5" style:family="text">
      <style:text-properties officeooo:rsid="00322119"/>
    </style:style>
    <style:style style:name="T6" style:family="text">
      <style:text-properties officeooo:rsid="00343ad1"/>
    </style:style>
    <style:style style:name="T7" style:family="text">
      <style:text-properties officeooo:rsid="0045614f"/>
    </style:style>
    <style:style style:name="T8" style:family="text">
      <style:text-properties officeooo:rsid="0048b51a"/>
    </style:style>
    <style:style style:name="T9" style:family="text">
      <style:text-properties officeooo:rsid="0048b90a"/>
    </style:style>
    <style:style style:name="T10" style:family="text">
      <style:text-properties officeooo:rsid="004d0381"/>
    </style:style>
    <style:style style:name="T11" style:family="text">
      <style:text-properties officeooo:rsid="0055778b"/>
    </style:style>
    <style:style style:name="T12" style:family="text">
      <style:text-properties officeooo:rsid="006528f6"/>
    </style:style>
    <style:style style:name="T13" style:family="text">
      <style:text-properties officeooo:rsid="0067e321"/>
    </style:style>
    <style:style style:name="T14" style:family="text">
      <style:text-properties officeooo:rsid="006ccc7d"/>
    </style:style>
    <style:style style:name="T15" style:family="text">
      <style:text-properties officeooo:rsid="006e41b9"/>
    </style:style>
    <style:style style:name="T16" style:family="text">
      <style:text-properties officeooo:rsid="003dec65"/>
    </style:style>
    <style:style style:name="T17" style:family="text">
      <style:text-properties officeooo:rsid="007193bc"/>
    </style:style>
    <style:style style:name="T18" style:family="text">
      <style:text-properties officeooo:rsid="00744497"/>
    </style:style>
    <style:style style:name="T19" style:family="text">
      <style:text-properties officeooo:rsid="007a9488"/>
    </style:style>
    <style:style style:name="T20" style:family="text">
      <style:text-properties officeooo:rsid="007e04ea"/>
    </style:style>
    <style:style style:name="T21" style:family="text">
      <style:text-properties officeooo:rsid="0087b85e"/>
    </style:style>
    <style:style style:name="T22" style:family="text">
      <style:text-properties officeooo:rsid="0088d96e"/>
    </style:style>
    <style:style style:name="T23" style:family="text">
      <style:text-properties officeooo:rsid="008af852"/>
    </style:style>
    <style:style style:name="T24" style:family="text">
      <style:text-properties officeooo:rsid="008f670e"/>
    </style:style>
    <style:style style:name="T25" style:family="text">
      <style:text-properties officeooo:rsid="0094c252"/>
    </style:style>
    <style:style style:name="T26" style:family="text">
      <style:text-properties officeooo:rsid="00974500"/>
    </style:style>
    <style:style style:name="T27" style:family="text">
      <style:text-properties officeooo:rsid="0099eca6"/>
    </style:style>
    <style:style style:name="T28" style:family="text">
      <style:text-properties officeooo:rsid="00a362d0"/>
    </style:style>
    <style:style style:name="T29" style:family="text">
      <style:text-properties officeooo:rsid="00a53507"/>
    </style:style>
    <style:style style:name="T30" style:family="text">
      <style:text-properties officeooo:rsid="00a6d97d"/>
    </style:style>
    <style:style style:name="T31" style:family="text">
      <style:text-properties officeooo:rsid="00b1c500"/>
    </style:style>
    <style:style style:name="T32" style:family="text">
      <style:text-properties officeooo:rsid="00b531fc"/>
    </style:style>
    <style:style style:name="T33" style:family="text">
      <style:text-properties officeooo:rsid="00ba0047"/>
    </style:style>
    <style:style style:name="T34" style:family="text">
      <style:text-properties officeooo:rsid="00be0a25"/>
    </style:style>
    <style:style style:name="T35" style:family="text">
      <style:text-properties officeooo:rsid="00c0612a"/>
    </style:style>
    <style:style style:name="T36" style:family="text">
      <style:text-properties officeooo:rsid="00c23f7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1"/>
      <text:list xml:id="list1041267246849193029" text:style-name="L1">
        <text:list-item>
          <text:p text:style-name="P11">Good afternoon.</text:p>
          <text:p text:style-name="P12">My name is Baptiste NOGARET, I'm student in CSTE, option SETC.</text:p>
          <text:p text:style-name="P12">My thesis' subject is <text:span text:style-name="T1">Automated f</text:span>ood <text:span text:style-name="T1">l</text:span>og. <text:span text:style-name="T21">Basically, a user takes pictures that are processed to estimate the food intake. .I</text:span>t's supervised by Dr Stefan RÜGER.</text:p>
          <text:p text:style-name="P13"/>
        </text:list-item>
        <text:list-item>
          <text:p text:style-name="P13">I'm going to start by stating why people are interested in thi<text:span text:style-name="T7">s, then it's overall process. I'm going to focus on some of its phases: dataset, feature description, classification and segmentation</text:span>. <text:span text:style-name="T2">Then, we will see the results.</text:span></text:p>
          <text:p text:style-name="P14"/>
        </text:list-item>
        <text:list-item>
          <text:p text:style-name="P15">As you may know, <text:span text:style-name="T22">the rate of overweight and obese people in the world has constantly increased over the last decades. We can see as an example with the UK case.</text:span></text:p>
          <text:p text:style-name="P16">Obesity for adult increased <text:span text:style-name="T31">by</text:span> 12 % between 1980 and 2013 (BMI &gt; 30)</text:p>
        </text:list-item>
      </text:list>
      <text:p text:style-name="P3"><text:tab/><text:span text:style-name="T3">overweight: increase of 13 % between 1980 and 2013 (BMI <text:s/>&gt; 20)</text:span></text:p>
      <text:p text:style-name="P3"><text:tab/><text:span text:style-name="T8">Forecast for 2030: still continue to increase</text:span></text:p>
      <text:p text:style-name="P3"><text:tab/><text:span text:style-name="T4">consequence of it: high blood pressure, type 2 diabetes, stroke → huge human and economic cost</text:span></text:p>
      <text:p text:style-name="P3"><text:tab/><text:span text:style-name="T4">One way to fight it: change of lifestyle: self reporting paper. Tedious, prone to error, time-consuming</text:span></text:p>
      <text:p text:style-name="P3"><text:tab/><text:span text:style-name="T9">At the same time, image procesing and machine learning algorithm has improved. Here we have an example of average error rate for ImageNet (1.2 millions of pictures / 1000 classes).</text:span></text:p>
      <text:p text:style-name="P3"><text:tab/><text:span text:style-name="T9">Both for classification and localization</text:span></text:p>
      <text:p text:style-name="P3"><text:tab/><text:span text:style-name="T23">Some people have proposed to automatize this process. Especially as </text:span></text:p>
      <text:list xml:id="list164055020290853" text:continue-numbering="true" text:style-name="L1">
        <text:list-header>
          <text:p text:style-name="P17"/>
        </text:list-header>
        <text:list-item>
          <text:p text:style-name="P18">The <text:span text:style-name="T6">rough </text:span>process <text:span text:style-name="T12">as described in the Food Log system</text:span>:</text:p>
          <text:list>
            <text:list-item>
              <text:p text:style-name="P18">generate a dataset</text:p>
            </text:list-item>
            <text:list-item>
              <text:p text:style-name="P20">Extract features use to </text:p>
            </text:list-item>
            <text:list-item>
              <text:p text:style-name="P19">learn how to <text:span text:style-name="T11">segmentation / </text:span>classify<text:span text:style-name="T11"> / estimate the food intake</text:span> the dataset</text:p>
            </text:list-item>
          </text:list>
          <text:p text:style-name="P21">User take a new picture</text:p>
          <text:list text:continue-numbering="true">
            <text:list-item>
              <text:p text:style-name="P22">recognize food</text:p>
            </text:list-item>
            <text:list-item>
              <text:p text:style-name="P18">estimate the <text:span text:style-name="T5">food intake (calories)</text:span></text:p>
            </text:list-item>
            <text:list-item>
              <text:p text:style-name="P18">keep log of it</text:p>
            </text:list-item>
          </text:list>
        </text:list-item>
      </text:list>
      <text:p text:style-name="P4"><text:tab/></text:p>
      <text:list xml:id="list164056053352702" text:continue-numbering="true" text:style-name="L1">
        <text:list-header>
          <text:p text:style-name="P18">Focus on the learning and classification phase. It's already a challenging part.</text:p>
        </text:list-header>
      </text:list>
      <text:p text:style-name="P5"/>
      <text:list xml:id="list164055400136818" text:continue-numbering="true" text:style-name="L1">
        <text:list-item>
          <text:p text:style-name="P23">I had a couple of choices for pre-existing datasets. I could create my own dataset but it would have been very time consuming <text:span text:style-name="T10">and I wouldn't be able to </text:span>compare my results with previous scientific papers.</text:p>
          <text:p text:style-name="P24">A couple of criteria <text:span text:style-name="T32">were defined. We wanted: rather recent dataset, of medium size with a general kind of food (worldwide, western). To make it closer to the normal condition, to have multiple or only one food items per photo.</text:span></text:p>
          <text:p text:style-name="P24"><text:span text:style-name="T33">As we can see with this sum-up, UEC FOOD 256 is the dataset that b</text:span>est match our expectation.</text:p>
          <text:p text:style-name="P25"/>
        </text:list-item>
        <text:list-item>
          <text:p text:style-name="P26">Here you have two examples of multi-food items on one picture from UEC FOOD 256. </text:p>
          <text:p text:style-name="P27"/>
        </text:list-item>
        <text:list-item>
          <text:p text:style-name="P28">Next step is to extract information, features from each picture. One of the most widespread descriptor is the bag of words <text:span text:style-name="T34">or bag of feature.</text:span></text:p>
          <text:p text:style-name="P29">On each picture, keypoints are detected (in my case, I use a dense grid).</text:p>
          <text:p text:style-name="P29">Then, for every keypoint, we describe it, SIFT (scale <text:span text:style-name="T36">invariant</text:span> feature transform).</text:p>
          <text:p text:style-name="P30">We generate the <text:span text:style-name="T36">fix</text:span> number of visual words that compose our codebook.</text:p>
          <text:p text:style-name="P30"><text:soft-page-break/>We express each image as an histogram of <text:span text:style-name="T35">these</text:span> words<text:span text:style-name="T35">' appearance</text:span>.</text:p>
          <text:p text:style-name="P29"/>
          <text:p text:style-name="P31"/>
        </text:list-item>
        <text:list-item>
          <text:p text:style-name="P31">Local binary pattern is a visual texture descriptor and it was first described in 1994. <text:span text:style-name="T24">It is used on grey image.</text:span></text:p>
          <text:p text:style-name="P32">Use a <text:span text:style-name="T36">small </text:span>window <text:span text:style-name="T36">that slide on the whole </text:span>picture.</text:p>
          <text:p text:style-name="P32">Central pixel is used as a threshold, if the neighbourhood pixels have a greater value, its one, otherwise it's zero. Starting from a certain number, we obtain a list of binary values that we can transform to obtain the final value.</text:p>
          <text:p text:style-name="P33">Slightly different way, named uniform LBP to make it rotation invariant.</text:p>
          <text:p text:style-name="P32">Using histogram of LBP</text:p>
          <text:p text:style-name="P31"/>
          <text:p text:style-name="P34"/>
        </text:list-item>
        <text:list-item>
          <text:p text:style-name="P36">An other widely use feature descriptor is using histogram and moment for the color channel (either RGB or HSV representation)</text:p>
          <text:p text:style-name="P37">I'm using the first two moments, mean and variance with the joint histogram </text:p>
        </text:list-item>
      </text:list>
      <text:p text:style-name="P9"/>
      <text:list xml:id="list164055940601217" text:continue-numbering="true" text:style-name="L1">
        <text:list-item>
          <text:p text:style-name="P35">A decision tree : recursively partitions the space</text:p>
          <text:p text:style-name="P35"><text:span text:style-name="T25">At each recursion, Separate the data in a left and right partition; Try to group together values of same label (try to minimise the impurity, using function such as Gini). </text:span>Continue to split until the impurity can't be reduced or some pre-set stopping rules are met. Alternatively, the data are split as much as possible and then the tree is later pruned.</text:p>
          <text:p text:style-name="P34">Random forest: randomized decision tree. . The prediction of the ensemble is given as the averaged prediction of the individual classifiers.</text:p>
          <text:p text:style-name="P38"/>
        </text:list-item>
        <text:list-item>
          <text:p text:style-name="P39">Support Vector Machine (SVM) : <text:span text:style-name="T14">is used for classification or regression</text:span></text:p>
          <text:p text:style-name="P41">find the hyperplane that separate <text:span text:style-name="T15">the classes</text:span></text:p>
          <text:p text:style-name="P42">to minimize the generalization error / to have a good separation, we <text:span text:style-name="T26">chose</text:span> t<text:span text:style-name="T16">he hyper-plane that has the largest distance to the nearest training data points of any class (maximum margin hyperplane)</text:span></text:p>
          <text:p text:style-name="P40">Linear model: it suppose a hyperplane separate the data</text:p>
          <text:p text:style-name="P40"/>
        </text:list-item>
        <text:list-item>
          <text:p text:style-name="P43">SVM as poor performance for classes that can't be linearly separated.</text:p>
          <text:p text:style-name="P43">The idea of the kernel trick is to <text:span text:style-name="T16">transform the initial space to a higher dimensional space where a hyperplane can separate this data.</text:span></text:p>
          <text:p text:style-name="P10"><text:span text:style-name="T27">Kernel trick: use kernel function to </text:span>implicitly transform datasets to a higher-dimensional using no extra memory, and with a minimal effect on computation time. </text:p>
          <text:p text:style-name="P43">For food classification, the chi square kernel is the most used kernel.</text:p>
          <text:p text:style-name="P43"/>
        </text:list-item>
        <text:list-item>
          <text:p text:style-name="P45">CNN for convolutional neural network: based on the structure of the brain</text:p>
          <text:p text:style-name="P45">As an input, we have an image, as an output we have the likelihood of each class</text:p>
          <text:p text:style-name="P46">Layers:</text:p>
          <text:list>
            <text:list-item>
              <text:p text:style-name="P46">Convolutional layer: <text:span text:style-name="T29">a dot product, a </text:span>weighted sum of local pixel <text:span text:style-name="T28">with a bias parameter</text:span></text:p>
            </text:list-item>
            <text:list-item>
              <text:p text:style-name="P46">Activation layer: element wise</text:p>
            </text:list-item>
            <text:list-item>
              <text:p text:style-name="P46">Pooling layer: down sampling</text:p>
            </text:list-item>
            <text:list-item>
              <text:p text:style-name="P47">Fully connected layer: compute the class scores. As the name implied, this neuron is connected to the previous numbers.</text:p>
            </text:list-item>
          </text:list>
          <text:p text:style-name="P48">CNN can also be used as a feature descriptor, taking the last layer just <text:span text:style-name="T13">before</text:span> the fully connected one.</text:p>
          <text:p text:style-name="P49"/>
        </text:list-item>
        <text:list-item>
          <text:p text:style-name="P49">Divide the dataset in three sets:</text:p>
          <text:list>
            <text:list-item>
              <text:p text:style-name="P49">validation set: for <text:span text:style-name="T30">hyper-parameter</text:span> optimization using a grid search</text:p>
            </text:list-item>
            <text:list-item>
              <text:p text:style-name="P49"><text:soft-page-break/>train set: for the learning step</text:p>
            </text:list-item>
            <text:list-item>
              <text:p text:style-name="P49">test set: to check the accuracy.</text:p>
            </text:list-item>
          </text:list>
        </text:list-item>
      </text:list>
      <text:p text:style-name="P7"><text:tab/>Using 10-fold cross validation</text:p>
      <text:p text:style-name="P7"/>
      <text:list xml:id="list164056572371204" text:continue-numbering="true" text:style-name="L1">
        <text:list-item>
          <text:p text:style-name="P50">At first: I check the accuracy of segmentation and classification as two independents processes.</text:p>
          <text:p text:style-name="P44">Segmentation: using a pre-trained CNN to detect the bounding boxes <text:span text:style-name="T19">of saliency object (object of interest in a picture)</text:span></text:p>
          <text:p text:style-name="P43">To know if one bounding box is correct, the intersection over union metric between a predicted and ground truth bounding box is used (it must higher than 50 % to be correct).</text:p>
          <text:p text:style-name="P51">I obtain <text:span text:style-name="T20">73</text:span> % of accuracy, that is an improvement over the best result <text:span text:style-name="T17">found in the literature</text:span> to date.</text:p>
          <text:p text:style-name="P49"/>
        </text:list-item>
        <text:list-item>
          <text:p text:style-name="P49">Classification: combination of classifier and feature descriptor to find the best one.</text:p>
          <text:p text:style-name="P49">Using the precedent layer of the Fully connected one, I obtain 58 % of accuracy.</text:p>
          <text:p text:style-name="P49"/>
        </text:list-item>
        <text:list-item>
          <text:p text:style-name="P49"><text:span text:style-name="T18">Segmentation is follow by</text:span> classification</text:p>
          <text:p text:style-name="P52"/>
        </text:list-item>
        <text:list-item>
          <text:p text:style-name="P52">Use a simplified version for food intake: splitting the data in 5 big categories</text:p>
        </text:list-item>
      </text:list>
      <text:p text:style-name="P6"/>
      <text:p text:style-name="P2"/>
      <text:p text:style-name="P2"/>
      <text:p text:style-name="P8">\begin{myframe}</text:p>
      <text:p text:style-name="P8"><text:s text:c="8"/>Convolutional Neural Networks are very similar to ordinary Neural Networks from the previous chapter: they are made up of neurons that have learnable weights and biases. Each neuron receives some inputs, performs a dot product and optionally follows it with a non-linearity. The whole network still expresses a single differentiable score function: from the raw image pixels on one end to class scores at the other. And they still have a loss function (e.g. SVM/Softmax) on the last (fully-connected) layer and all the tips/tricks we developed for learning regular Neural Networks still apply.</text:p>
      <text:p text:style-name="P8"><text:s text:c="8"/></text:p>
      <text:p text:style-name="P8"><text:s text:c="8"/>mainly use when the input is an image: neurons arranged in 3 dimensions: width, height, depth</text:p>
      <text:p text:style-name="P8"><text:s text:c="8"/></text:p>
      <text:p text:style-name="P8"><text:s text:c="8"/>Main layer:</text:p>
      <text:p text:style-name="P8"><text:s text:c="8"/>Convolutional layer</text:p>
      <text:p text:style-name="P8"><text:s text:c="8"/>Pooling layer</text:p>
      <text:p text:style-name="P8"><text:s text:c="8"/>Activation layer: mainly relu (rectified linear unit): max(0, x)</text:p>
      <text:p text:style-name="P8"><text:s text:c="8"/>Fully-connected layer</text:p>
      <text:p text:style-name="P8"><text:s text:c="4"/>\end{myfr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1:30:52.158006073</meta:creation-date>
    <dc:date>2016-07-21T16:40:54.841213568</dc:date>
    <meta:editing-duration>PT12H5M30S</meta:editing-duration>
    <meta:editing-cycles>113</meta:editing-cycles>
    <meta:generator>LibreOffice/5.1.4.2$Linux_X86_64 LibreOffice_project/10m0$Build-2</meta:generator>
    <meta:document-statistic meta:table-count="0" meta:image-count="0" meta:object-count="0" meta:page-count="3" meta:paragraph-count="82" meta:word-count="1211" meta:character-count="7192" meta:non-whitespace-character-count="6000"/>
  </office:meta>
</office:document-meta>
</file>